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 approximate a function ( F ) from a 3D raster of values using Taylor’s series, you’ll be using finite differences to estimate the derivatives. Here’s a general approach to formulating the Taylor series expansion for a function based on discrete data points:</text:p>
      <text:list xml:id="list5375756301760671246" text:style-name="L1">
        <text:list-item>
          <text:p text:style-name="P1"><text:span text:style-name="Strong_20_Emphasis">First Derivative Approximation</text:span>: For a point ( (x_i, y_j, z_k) ), the first derivative with respect to ( x ) can be approximated using finite differences as:</text:p>
          <text:p text:style-name="P1">∂x∂F​≈2ΔxF(xi+1​,yj​,zk​)−F(xi−1​,yj​,zk​)​</text:p>
          <text:p text:style-name="P1">where ( \Delta x ) is the spacing between points in the ( x )-direction. Similar expressions can be written for ( \frac{\partial F}{\partial y} ) and ( \frac{\partial F}{\partial z} ).</text:p>
        </text:list-item>
        <text:list-item>
          <text:p text:style-name="P1"><text:span text:style-name="Strong_20_Emphasis">Second Derivative Approximation</text:span>: The second derivative with respect to ( x ) can be approximated as:</text:p>
          <text:p text:style-name="P1">∂x2∂2F​≈Δx2F(xi+1​,yj​,zk​)−2F(xi​,yj​,zk​)+F(xi−1​,yj​,zk​)​</text:p>
          <text:p text:style-name="P1">Again, similar expressions can be used for ( \frac{\partial^2 F}{\partial y^2} ) and ( \frac{\partial^2 F}{\partial z^2} ), and mixed derivatives.</text:p>
        </text:list-item>
        <text:list-item>
          <text:p text:style-name="P1"><text:span text:style-name="Strong_20_Emphasis">Taylor Series Expansion</text:span>: The Taylor series expansion of ( F ) around a point ( (x_0, y_0, z_0) ) up to the second order is:</text:p>
          <text:p text:style-name="P1">F(x,y,z)≈F(x0​,y0​,z0​)+∂x∂F​​(x0​,y0​,z0​)​(x−x0​)+∂y∂F​​(x0​,y0​,z0​)​(y−y0​)+∂z∂F​​(x0​,y0​,z0​)​(z−z0​)+21​∂x2∂2F​​(x0​,y0​,z0​)​(x−x0​)2+21​∂y2∂2F​​(x0​,y0​,z0​)​(y−y0​)2+21​∂z2∂2F​​(x0​,y0​,z0​)​(z−z0​)2+mixed terms</text:p>
        </text:list-item>
        <text:list-item>
          <text:p text:style-name="P1"><text:span text:style-name="Strong_20_Emphasis">Mixed Derivatives</text:span>: If you need to include mixed derivatives (like ( \frac{\partial^2 F}{\partial x \partial y} )), you can approximate them using the values of ( F ) at the corresponding neighboring points.</text:p>
        </text:list-item>
      </text:list>
      <text:p text:style-name="Text_20_body">Keep in mind that the accuracy of this approximation depends on the spacing between your raster points and how well the function ( F ) can be approximated by a polynomial near ( (x_0, y_0, z_0) ). If the raster values change rapidly or the function has high curvature, higher-order terms might be necessary for a good approximation. If you provide the specific raster values and the point of interest, I can help you construct the exact form of the Taylor series approximation for ( F 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gdfgdfg dfgdfg</meta:initial-creator>
    <meta:creation-date>2024-04-02T12:04:54.24</meta:creation-date>
    <meta:document-statistic meta:table-count="0" meta:image-count="0" meta:object-count="0" meta:page-count="1" meta:paragraph-count="11" meta:word-count="353" meta:character-count="1995"/>
    <dc:date>2024-04-02T12:46:50.13</dc:date>
    <dc:creator>dgdfgdfg dfgdfg</dc:creator>
    <meta:editing-duration>PT26M45S</meta:editing-duration>
    <meta:editing-cycles>1</meta:editing-cycles>
    <meta:generator>OpenOffice/4.1.7$Win32 OpenOffice.org_project/417m1$Build-9800</meta:generator>
  </office:meta>
</office:document-meta>
</file>